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4D60FB4967481D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36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1.296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4.199cm"/>
    </style:style>
    <style:style style:name="gr4" style:family="graphic" style:parent-style-name="standard">
      <style:graphic-properties draw:textarea-horizontal-align="justify" draw:textarea-vertical-align="middle" draw:auto-grow-height="false" fo:min-height="1.19cm" fo:min-width="1.979cm"/>
    </style:style>
    <style:style style:name="gr5" style:family="graphic" style:parent-style-name="standard">
      <style:graphic-properties draw:textarea-horizontal-align="justify" draw:textarea-vertical-align="middle" draw:auto-grow-height="false" fo:min-height="1.211cm" fo:min-width="1.152cm"/>
    </style:style>
    <style:style style:name="gr6" style:family="graphic" style:parent-style-name="standard">
      <style:graphic-properties draw:fill-color="#ff3300" draw:textarea-horizontal-align="justify" draw:textarea-vertical-align="middle" draw:auto-grow-height="false" fo:min-height="1.909cm" fo:min-width="4.199cm"/>
    </style:style>
    <style:style style:name="gr7" style:family="graphic" style:parent-style-name="standard">
      <style:graphic-properties draw:fill="solid" draw:fill-color="#00cc33" draw:textarea-horizontal-align="justify" draw:textarea-vertical-align="middle" draw:auto-grow-height="false" fo:min-height="2.29cm" fo:min-width="4.326cm"/>
    </style:style>
    <style:style style:name="gr8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3300"/>
      <style:paragraph-properties fo:text-align="center"/>
    </style:style>
    <style:style style:name="P6" style:family="paragraph">
      <loext:graphic-properties draw:fill="solid" draw:fill-color="#00cc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61cm" svg:height="2.286cm" svg:x="5.826cm" svg:y="2.016cm">
          <draw:text-box>
            <text:p>Diagra de Flujo Cifrado Cesar.</text:p>
          </draw:text-box>
        </draw:frame>
        <draw:custom-shape draw:style-name="gr2" draw:text-style-name="P2" draw:layer="layout" svg:width="2.54cm" svg:height="1.27cm" svg:x="7.985cm" svg:y="4.937cm">
          <text:p text:style-name="P2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699cm" svg:height="1.524cm" svg:x="7.35cm" svg:y="7.731cm">
          <text:p text:style-name="P2">Comienza con do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937cm" svg:height="2.286cm" svg:x="7.477cm" svg:y="10.779cm">
          <text:p text:style-name="P2">Pregunta al usuairo si</text:p>
          <text:p text:style-name="P2"><text:s/>desea cipher</text:p>
          <text:p text:style-name="P2">o deciph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xml:id="id3" draw:id="id3" draw:layer="layout" svg:width="3.302cm" svg:height="2.921cm" svg:x="7.604cm" svg:y="14.716cm">
          <text:p text:style-name="P3"><text:span text:style-name="T1">¿QUÉ decidi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4.699cm" svg:height="2.159cm" svg:x="3.032cm" svg:y="18.399cm">
          <text:p text:style-name="P4">Cipher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826cm" svg:height="2.54cm" svg:x="11.033cm" svg:y="18.272cm">
          <text:p text:style-name="P4">Deciphe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302cm" svg:height="1.778cm" svg:x="7.858cm" svg:y="23.225cm">
          <text:p text:style-name="P4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9.211cm" svg:y1="6.86cm" svg:x2="9.211cm" svg:y2="7.35cm" svg:d="M9211 6860v490" svg:viewBox="0 0 1 491">
          <text:p/>
        </draw:connector>
        <draw:connector draw:style-name="gr9" draw:text-style-name="P7" draw:layer="layout" draw:type="line" svg:x1="9.699cm" svg:y1="9.255cm" svg:x2="9.446cm" svg:y2="10.779cm" draw:start-shape="id1" draw:start-glue-point="2" draw:end-shape="id2" draw:end-glue-point="5" svg:d="M9699 9255l-253 1524" svg:viewBox="0 0 254 1525">
          <text:p/>
        </draw:connector>
        <draw:connector draw:style-name="gr9" draw:text-style-name="P7" draw:layer="layout" draw:type="line" svg:x1="8.819cm" svg:y1="13.817cm" svg:x2="9.255cm" svg:y2="14.716cm" draw:end-shape="id3" draw:end-glue-point="4" svg:d="M8819 13817l436 899" svg:viewBox="0 0 437 900">
          <text:p/>
        </draw:connector>
        <draw:connector draw:style-name="gr9" draw:text-style-name="P7" draw:layer="layout" draw:type="line" svg:x1="7.447cm" svg:y1="17.149cm" svg:x2="6.271cm" svg:y2="17.786cm" svg:d="M7447 17149l-1176 637" svg:viewBox="0 0 1177 638">
          <text:p/>
        </draw:connector>
        <draw:connector draw:style-name="gr9" draw:text-style-name="P7" draw:layer="layout" draw:type="line" svg:x1="11.22cm" svg:y1="16.757cm" svg:x2="12.494cm" svg:y2="17.737cm" svg:d="M11220 16757l1274 980" svg:viewBox="0 0 1275 981">
          <text:p/>
        </draw:connector>
        <draw:connector draw:style-name="gr9" draw:text-style-name="P7" draw:layer="layout" draw:type="line" svg:x1="6.565cm" svg:y1="21.363cm" svg:x2="8.525cm" svg:y2="22.735cm" svg:d="M6565 21363l1960 1372" svg:viewBox="0 0 1961 1373">
          <text:p/>
        </draw:connector>
        <draw:connector draw:style-name="gr9" draw:text-style-name="P7" draw:layer="layout" draw:type="line" svg:x1="12.2cm" svg:y1="21.755cm" svg:x2="10.583cm" svg:y2="22.833cm" svg:d="M12200 21755l-1617 1078" svg:viewBox="0 0 1618 10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09:56:26.170329080</meta:creation-date>
    <dc:date>2017-10-05T10:09:21.144458817</dc:date>
    <meta:editing-duration>PT28S</meta:editing-duration>
    <meta:editing-cycles>1</meta:editing-cycles>
    <meta:document-statistic meta:object-count="15"/>
    <meta:generator>LibreOffice/5.2.2.2$Linux_X86_64 LibreOffice_project/20m0$Build-2</meta:generator>
  </office:meta>
</office:document-meta>
</file>